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555cm"/>
    </style:style>
    <style:style style:name="gr4" style:family="graphic" style:parent-style-name="standard">
      <style:graphic-properties draw:stroke="none" svg:stroke-color="#000000" draw:fill="none" draw:fill-color="#ffffff" fo:min-height="6.612cm"/>
    </style:style>
    <style:style style:name="gr5" style:family="graphic" style:parent-style-name="standard">
      <style:graphic-properties draw:stroke="none" svg:stroke-color="#000000" draw:fill="none" draw:fill-color="#ffffff" fo:min-height="2.543cm"/>
    </style:style>
    <style:style style:name="gr6" style:family="graphic" style:parent-style-name="standard">
      <style:graphic-properties draw:stroke="none" svg:stroke-color="#000000" draw:fill="none" draw:fill-color="#ffffff" fo:min-height="6.581cm"/>
    </style:style>
    <style:style style:name="gr7" style:family="graphic" style:parent-style-name="standard">
      <style:graphic-properties draw:stroke="none" svg:stroke-color="#000000" draw:fill="none" draw:fill-color="#ffffff" fo:min-height="6.5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855cm" svg:height="12.688cm" svg:x="11.886cm" svg:y="5.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8cm" svg:y1="6.567cm" svg:x2="19.655cm" svg:y2="6.567cm">
            <text:p/>
          </draw:line>
          <draw:line draw:style-name="gr2" draw:text-style-name="P1" draw:layer="layout" svg:x1="11.8cm" svg:y1="12.092cm" svg:x2="19.655cm" svg:y2="12.092cm">
            <text:p/>
          </draw:line>
          <draw:frame draw:style-name="gr3" draw:text-style-name="P2" draw:layer="layout" svg:width="7.769cm" svg:height="2.805cm" svg:x="11.886cm" svg:y="5.359cm">
            <draw:text-box>
              <text:p text:style-name="P1"><text:span text:style-name="T1">Product</text:span></text:p>
            </draw:text-box>
          </draw:frame>
          <draw:frame draw:style-name="gr4" draw:text-style-name="P3" draw:layer="layout" svg:width="7.854cm" svg:height="6.862cm" svg:x="11.973cm" svg:y="6.61cm">
            <draw:text-box>
              <text:p text:style-name="P3"><text:span text:style-name="T2">ProductID</text:span></text:p>
              <text:p text:style-name="P3"><text:span text:style-name="T2">ProductName</text:span></text:p>
              <text:p text:style-name="P3"><text:span text:style-name="T2">Price</text:span></text:p>
              <text:p text:style-name="P3"><text:span text:style-name="T2">Size</text:span></text:p>
              <text:p text:style-name="P3"><text:span text:style-name="T2">Catagroy</text:span></text:p>
              <text:p text:style-name="P3"><text:span text:style-name="T2">FrontStock</text:span><text:span text:style-name="T2"><text:line-break/></text:span><text:span text:style-name="T2">StorageStock</text:span></text:p>
              <text:p text:style-name="P3"><text:span text:style-name="T2">TotalStock</text:span></text:p>
            </draw:text-box>
          </draw:frame>
          <draw:frame draw:style-name="gr4" draw:text-style-name="P3" draw:layer="layout" svg:width="7.855cm" svg:height="6.862cm" svg:x="12.145cm" svg:y="12.48cm">
            <draw:text-box>
              <text:p text:style-name="P3"><text:span text:style-name="T2">GetProductID()</text:span></text:p>
              <text:p text:style-name="P3"><text:span text:style-name="T2">GetProductName()</text:span></text:p>
              <text:p text:style-name="P3"><text:span text:style-name="T2">GetPrice()</text:span></text:p>
              <text:p text:style-name="P3"><text:span text:style-name="T2">GetSize()</text:span></text:p>
              <text:p text:style-name="P3"><text:span text:style-name="T2">GetCatagroy()</text:span></text:p>
              <text:p text:style-name="P3"><text:span text:style-name="T2">GetFrontStock()</text:span><text:span text:style-name="T2"><text:line-break/></text:span><text:span text:style-name="T2">GetStorageStock()</text:span></text:p>
              <text:p text:style-name="P3"><text:span text:style-name="T2">CalculateTotalStock()</text:span></text:p>
            </draw:text-box>
          </draw:frame>
        </draw:g>
        <draw:g>
          <draw:custom-shape draw:style-name="gr1" draw:text-style-name="P1" draw:layer="layout" svg:width="7.82cm" svg:height="12.632cm" svg:x="20.386cm" svg:y="5.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3cm" svg:y1="6.561cm" svg:x2="28.12cm" svg:y2="6.561cm">
            <text:p/>
          </draw:line>
          <draw:line draw:style-name="gr2" draw:text-style-name="P1" draw:layer="layout" svg:x1="20.3cm" svg:y1="12.061cm" svg:x2="28.12cm" svg:y2="12.061cm">
            <text:p/>
          </draw:line>
          <draw:frame draw:style-name="gr5" draw:text-style-name="P2" draw:layer="layout" svg:width="7.734cm" svg:height="2.793cm" svg:x="20.386cm" svg:y="5.358cm">
            <draw:text-box>
              <text:p text:style-name="P1"><text:span text:style-name="T1">Member</text:span></text:p>
            </draw:text-box>
          </draw:frame>
          <draw:frame draw:style-name="gr6" draw:layer="layout" svg:width="7.82cm" svg:height="6.831cm" svg:x="20.472cm" svg:y="6.604cm">
            <draw:text-box>
              <text:p>MemberID</text:p>
              <text:p>FirstName</text:p>
              <text:p>LastName</text:p>
              <text:p>AddressFirstLine</text:p>
              <text:p>AddressSecondLine</text:p>
              <text:p>TelephoneNumber</text:p>
              <text:p>Email</text:p>
            </draw:text-box>
          </draw:frame>
          <draw:frame draw:style-name="gr7" draw:layer="layout" svg:width="7.82cm" svg:height="6.832cm" svg:x="20.558cm" svg:y="12.318cm">
            <draw:text-box>
              <text:p>GetMemberID()</text:p>
              <text:p>GetFirstName()</text:p>
              <text:p>GetLastName()</text:p>
              <text:p>GetAddressFirstLine()</text:p>
              <text:p>GetAddressSecondLine()</text:p>
              <text:p>GetTelephoneNumber()</text:p>
              <text:p>GetEmail()</text:p>
            </draw:text-box>
          </draw:frame>
        </draw:g>
        <draw:custom-shape draw:style-name="gr1" draw:text-style-name="P1" draw:layer="layout" svg:width="7.855cm" svg:height="12.688cm" svg:x="2.986cm" svg:y="5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cm" svg:y1="6.567cm" svg:x2="10.755cm" svg:y2="6.567cm">
          <text:p/>
        </draw:line>
        <draw:line draw:style-name="gr2" draw:text-style-name="P1" draw:layer="layout" svg:x1="2.9cm" svg:y1="12.092cm" svg:x2="10.755cm" svg:y2="12.092cm">
          <text:p/>
        </draw:line>
        <draw:frame draw:style-name="gr3" draw:text-style-name="P2" draw:layer="layout" svg:width="7.769cm" svg:height="2.805cm" svg:x="2.986cm" svg:y="5.359cm">
          <draw:text-box>
            <text:p text:style-name="P1"><text:span text:style-name="T1">Order</text:span></text:p>
          </draw:text-box>
        </draw:frame>
        <draw:frame draw:style-name="gr4" draw:layer="layout" svg:width="7.854cm" svg:height="6.862cm" svg:x="3.073cm" svg:y="6.61cm">
          <draw:text-box>
            <text:p>OrderID</text:p>
            <text:p>Quantity</text:p>
          </draw:text-box>
        </draw:frame>
        <draw:frame draw:style-name="gr4" draw:layer="layout" svg:width="7.855cm" svg:height="6.862cm" svg:x="3.245cm" svg:y="12.48cm">
          <draw:text-box>
            <text:p>GetOrderID()</text:p>
            <text:p>GetQuantity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08:59.906000000</meta:creation-date>
    <dc:date>2014-10-24T23:38:48.138000000</dc:date>
    <meta:editing-duration>P0D</meta:editing-duration>
    <meta:editing-cycles>2</meta:editing-cycles>
    <meta:generator>LibreOffice/4.2.6.3$Windows_x86 LibreOffice_project/3fd416d4c6db7d3204c17ce57a1d70f6e531ee21</meta:generator>
    <meta:document-statistic meta:object-count="20"/>
  </office:meta>
</office:document-meta>
</file>